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officeooo:rsid="00190333" officeooo:paragraph-rsid="00190333" style:font-size-asian="11pt" style:font-size-complex="11pt"/>
    </style:style>
    <style:style style:name="P2" style:family="paragraph" style:parent-style-name="Standard">
      <style:text-properties style:font-name="Ubuntu" fo:font-size="11pt" officeooo:rsid="001a6a14" officeooo:paragraph-rsid="001a6a14" style:font-size-asian="11pt" style:font-size-complex="11pt"/>
    </style:style>
    <style:style style:name="P3" style:family="paragraph" style:parent-style-name="Standard">
      <style:text-properties style:font-name="Ubuntu" fo:font-size="11pt" fo:font-weight="bold" officeooo:rsid="00190333" officeooo:paragraph-rsid="00190333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Ubuntu" fo:font-size="11pt" fo:font-weight="bold" officeooo:rsid="00190333" officeooo:paragraph-rsid="001a6a1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Ubuntu" fo:font-size="11pt" fo:font-weight="bold" officeooo:rsid="001a6a14" officeooo:paragraph-rsid="001a6a14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Ubuntu" fo:font-size="11pt" fo:font-weight="normal" officeooo:rsid="00190333" officeooo:paragraph-rsid="00190333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Ubuntu" fo:font-size="11pt" fo:font-weight="normal" officeooo:rsid="00190333" officeooo:paragraph-rsid="001a6a14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Ubuntu" fo:font-size="11pt" fo:font-weight="normal" officeooo:rsid="001a6a14" officeooo:paragraph-rsid="001a6a14" style:font-size-asian="11pt" style:font-weight-asian="normal" style:font-size-complex="11pt" style:font-weight-complex="normal"/>
    </style:style>
    <style:style style:name="T1" style:family="text">
      <style:text-properties officeooo:rsid="001a6a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6a14" style:font-weight-asian="normal" style:font-weight-complex="normal"/>
    </style:style>
    <style:style style:name="T4" style:family="text">
      <style:text-properties officeooo:rsid="001b80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nasthan2</text:p>
      <text:p text:style-name="P1">3/7/2016</text:p>
      <text:p text:style-name="P1">Stat 480 Homework 5</text:p>
      <text:p text:style-name="P1"/>
      <text:p text:style-name="P2">This report includes a summary of all the scripts I have written for each exercise, the command line code to run those scripts, and the results. <text:span text:style-name="T4">All commands are also summarized in a file called “commands.txt”.</text:span></text:p>
      <text:p text:style-name="P1"/>
      <text:p text:style-name="P3">Exercise 1: </text:p>
      <text:p text:style-name="P6">Map Script: min_temperature_map.py</text:p>
      <text:p text:style-name="P6">Reduce Script: min_temperature_reduce.py</text:p>
      <text:p text:style-name="P6">Command to run:</text:p>
      <text:p text:style-name="P6"><text:tab/>hadoop jar /usr/lib/hadoop-mapreduce/hadoop-streaming.jar \</text:p>
      <text:p text:style-name="P6"><text:tab/> -files /home/host-data/STAT480DataScience/HW5/min_temperature_map.py,\</text:p>
      <text:p text:style-name="P6"><text:tab/>/home/host-data/STAT480DataScience/HW5/min_temperature_reduce.py \</text:p>
      <text:p text:style-name="P6"><text:s text:c="2"/><text:tab/>-input input/ncdc/all \</text:p>
      <text:p text:style-name="P6"><text:s text:c="2"/><text:tab/>-output outputs/HW5Exercise1 \</text:p>
      <text:p text:style-name="P6"><text:s text:c="2"/><text:tab/>-mapper "/home/host-data/STAT480DataScience/HW5/min_temperature_map.py" \</text:p>
      <text:p text:style-name="P6"><text:s text:c="2"/><text:tab/>-reducer "/home/host-data/STAT480DataScience/HW5/min_temperature_reduce.py"</text:p>
      <text:p text:style-name="P6">Results File: part-00000Exercise1</text:p>
      <text:p text:style-name="P6">Results: </text:p>
      <text:p text:style-name="P6"><text:tab/>1901 <text:s text:c="3"/>-333</text:p>
      <text:p text:style-name="P6"><text:tab/>1902 <text:s text:c="3"/>-328</text:p>
      <text:p text:style-name="P6"><text:tab/>1903 <text:s text:c="3"/>-306</text:p>
      <text:p text:style-name="P6"><text:tab/>1904 <text:s text:c="3"/>-294</text:p>
      <text:p text:style-name="P6"><text:tab/>1905 <text:s text:c="3"/>-328</text:p>
      <text:p text:style-name="P6"><text:tab/>1906 <text:s text:c="3"/>-250</text:p>
      <text:p text:style-name="P6"><text:tab/>1907 <text:s text:c="3"/>-350</text:p>
      <text:p text:style-name="P6"><text:tab/>1908 <text:s text:c="3"/>-378</text:p>
      <text:p text:style-name="P6"><text:tab/>1909 <text:s text:c="3"/>-378</text:p>
      <text:p text:style-name="P6"><text:tab/>1910 <text:s text:c="3"/>-372</text:p>
      <text:p text:style-name="P3"/>
      <text:p text:style-name="P3">Exercise 2:</text:p>
      <text:p text:style-name="P6">Map Script: num_trusted_map.py</text:p>
      <text:p text:style-name="P6">Reduce Script: num_trusted_reduce.py</text:p>
      <text:p text:style-name="P6">Command to run:</text:p>
      <text:p text:style-name="P6"><text:tab/>hadoop jar /usr/lib/hadoop-mapreduce/hadoop-streaming.jar \</text:p>
      <text:p text:style-name="P6"><text:tab/> -files /home/host-data/STAT480DataScience/HW5/num_trusted_map.py,\</text:p>
      <text:p text:style-name="P6"><text:tab/>/home/host-data/STAT480DataScience/HW5/num_trusted_reduce.py \</text:p>
      <text:p text:style-name="P6"><text:s text:c="2"/><text:tab/>-input input/ncdc/all \</text:p>
      <text:p text:style-name="P6"><text:s text:c="2"/><text:tab/>-output outputs/HW5Exercise2 \</text:p>
      <text:p text:style-name="P6"><text:s text:c="2"/><text:tab/>-mapper "/home/host-data/STAT480DataScience/HW5/num_trusted_map.py" \</text:p>
      <text:p text:style-name="P6"><text:s text:c="2"/><text:tab/>-reducer "/home/host-data/STAT480DataScience/HW5/num_trusted_reduce.py"</text:p>
      <text:p text:style-name="P6">Results File: part-00000Exercise2</text:p>
      <text:p text:style-name="P6">Results: </text:p>
      <text:p text:style-name="P6"><text:tab/>1901 <text:s text:c="3"/>6564</text:p>
      <text:p text:style-name="P6"><text:tab/>1902 <text:s text:c="3"/>6565</text:p>
      <text:p text:style-name="P6"><text:tab/>1903 <text:s text:c="3"/>6511</text:p>
      <text:p text:style-name="P6"><text:tab/>1904 <text:s text:c="3"/>6582</text:p>
      <text:p text:style-name="P6"><text:tab/>1905 <text:s text:c="3"/>6561</text:p>
      <text:p text:style-name="P6"><text:tab/>1906 <text:s text:c="3"/>5474</text:p>
      <text:p text:style-name="P6"><text:tab/>1907 <text:s text:c="3"/>5461</text:p>
      <text:p text:style-name="P6"><text:soft-page-break/><text:tab/>1908 <text:s text:c="3"/>6584</text:p>
      <text:p text:style-name="P6"><text:tab/>1909 <text:s text:c="3"/>7534</text:p>
      <text:p text:style-name="P6"><text:tab/>1910 <text:s text:c="3"/>7645</text:p>
      <text:p text:style-name="P3"/>
      <text:p text:style-name="P3">Exercise 3:</text:p>
      <text:p text:style-name="P6">Map Script: min_max_trusted_map.py</text:p>
      <text:p text:style-name="P6">Reduce Script: min_max_trusted_reduce.py</text:p>
      <text:p text:style-name="P6">Command to run:</text:p>
      <text:p text:style-name="P6"><text:tab/>hadoop jar /usr/lib/hadoop-mapreduce/hadoop-streaming.jar \</text:p>
      <text:p text:style-name="P6"><text:tab/> -files /home/host-data/STAT480DataScience/HW5/min_max_trusted_map.py,\</text:p>
      <text:p text:style-name="P6"><text:tab/>/home/host-data/STAT480DataScience/HW5/min_max_trusted_reduce.py \</text:p>
      <text:p text:style-name="P6"><text:s text:c="2"/><text:tab/>-input input/ncdc/all \</text:p>
      <text:p text:style-name="P6"><text:s text:c="2"/><text:tab/>-output outputs/HW5Exercise3 \</text:p>
      <text:p text:style-name="P6"><text:s text:c="2"/><text:tab/>-mapper "/home/host-data/STAT480DataScience/HW5/min_max_trusted_map.py" \</text:p>
      <text:p text:style-name="P6"><text:s text:c="2"/><text:tab/>-reducer "/home/host-data/STAT480DataScience/HW5/min_max_trusted_reduce.py"</text:p>
      <text:p text:style-name="P6">Results File: part-00000Exercise3</text:p>
      <text:p text:style-name="P6">Results <text:span text:style-name="T1">(year, number trusted, minimum temperature, maximum temperature)</text:span>: </text:p>
      <text:p text:style-name="P4"><text:tab/><text:span text:style-name="T3">1901 <text:s text:c="3"/>6564 <text:s text:c="3"/>-333 <text:s text:c="3"/>317</text:span></text:p>
      <text:p text:style-name="P5"><text:span text:style-name="T2"><text:tab/>1902 <text:s text:c="3"/>6565 <text:s text:c="3"/>-328 <text:s text:c="3"/>244</text:span></text:p>
      <text:p text:style-name="P5"><text:span text:style-name="T2"><text:tab/>1903 <text:s text:c="3"/>6511 <text:s text:c="3"/>-306 <text:s text:c="3"/>289</text:span></text:p>
      <text:p text:style-name="P5"><text:span text:style-name="T2"><text:tab/>1904 <text:s text:c="3"/>6582 <text:s text:c="3"/>-294 <text:s text:c="3"/>256</text:span></text:p>
      <text:p text:style-name="P5"><text:span text:style-name="T2"><text:tab/>1905 <text:s text:c="3"/>6561 <text:s text:c="3"/>-328 <text:s text:c="3"/>283</text:span></text:p>
      <text:p text:style-name="P5"><text:span text:style-name="T2"><text:tab/>1906 <text:s text:c="3"/>5474 <text:s text:c="3"/>-250 <text:s text:c="3"/>294</text:span></text:p>
      <text:p text:style-name="P5"><text:span text:style-name="T2"><text:tab/>1907 <text:s text:c="3"/>5461 <text:s text:c="3"/>-350 <text:s text:c="3"/>283</text:span></text:p>
      <text:p text:style-name="P5"><text:span text:style-name="T2"><text:tab/>1908 <text:s text:c="3"/>6584 <text:s text:c="3"/>-378 <text:s text:c="3"/>289</text:span></text:p>
      <text:p text:style-name="P5"><text:span text:style-name="T2"><text:tab/>1909 <text:s text:c="3"/>7534 <text:s text:c="3"/>-378 <text:s text:c="3"/>278</text:span></text:p>
      <text:p text:style-name="P5"><text:span text:style-name="T2"><text:tab/>1910 <text:s text:c="3"/>7645 <text:s text:c="3"/>-372 <text:s text:c="3"/>294</text:span></text:p>
      <text:p text:style-name="P3"/>
      <text:p text:style-name="P3">Exercise 4:</text:p>
      <text:p text:style-name="P7">Map Script: <text:span text:style-name="T1">mean_temperature</text:span>_map.py</text:p>
      <text:p text:style-name="P7">Reduce Script: <text:span text:style-name="T1">mean_temperature</text:span>_reduce.py</text:p>
      <text:p text:style-name="P7">Command to run:</text:p>
      <text:p text:style-name="P7"><text:tab/>hadoop jar /usr/lib/hadoop-mapreduce/hadoop-streaming.jar \</text:p>
      <text:p text:style-name="P7"><text:tab/> -files /home/host-data/STAT480DataScience/HW5/<text:span text:style-name="T1">mean_temperature</text:span>_map.py,\</text:p>
      <text:p text:style-name="P7"><text:tab/>/home/host-data/STAT480DataScience/HW5/<text:span text:style-name="T1">mean_temperature</text:span>_reduce.py \</text:p>
      <text:p text:style-name="P7"><text:s text:c="2"/><text:tab/>-input input/ncdc/all \</text:p>
      <text:p text:style-name="P7"><text:s text:c="2"/><text:tab/>-output outputs/HW5Exercise<text:span text:style-name="T1">4</text:span> \</text:p>
      <text:p text:style-name="P7"><text:s text:c="2"/><text:tab/>-mapper "/home/host-data/STAT480DataScience/HW5/<text:span text:style-name="T1">mean_temperature</text:span>_map.py" \</text:p>
      <text:p text:style-name="P7"><text:s text:c="2"/><text:tab/>-reducer "/home/host-<text:span text:style-name="T1">d</text:span>ata/STAT480DataScience/HW5/<text:span text:style-name="T1">mean_temperature</text:span>_reduce.py"</text:p>
      <text:p text:style-name="P7">Results File: part-00000Exercise<text:span text:style-name="T1">4</text:span></text:p>
      <text:p text:style-name="P7">Results <text:span text:style-name="T1">(year, number of observations, mean)</text:span>:</text:p>
      <text:p text:style-name="P7"><text:tab/><text:span text:style-name="T1">1901 <text:s text:c="3"/>6564 <text:s text:c="3"/>46.6985070079</text:span></text:p>
      <text:p text:style-name="P8"><text:tab/>1902 <text:s text:c="3"/>6565 <text:s text:c="3"/>21.6595582635</text:p>
      <text:p text:style-name="P8"><text:tab/>1903 <text:s text:c="3"/>6511 <text:s text:c="3"/>48.2417447397</text:p>
      <text:p text:style-name="P8"><text:tab/>1904 <text:s text:c="3"/>6582 <text:s text:c="3"/>33.3222424795</text:p>
      <text:p text:style-name="P8"><text:tab/>1905 <text:s text:c="3"/>6561 <text:s text:c="3"/>43.3322664228</text:p>
      <text:p text:style-name="P8"><text:tab/>1906 <text:s text:c="3"/>5474 <text:s text:c="3"/>47.0834855681</text:p>
      <text:p text:style-name="P8"><text:tab/>1907 <text:s text:c="3"/>5461 <text:s text:c="3"/>31.7641457608</text:p>
      <text:p text:style-name="P8"><text:tab/>1908 <text:s text:c="3"/>6584 <text:s text:c="3"/>28.8365735115</text:p>
      <text:p text:style-name="P8"><text:tab/>1909 <text:s text:c="3"/>7534 <text:s text:c="3"/>26.5653039554</text:p>
      <text:p text:style-name="P8"><text:tab/>1910 <text:s text:c="3"/>7645 <text:s text:c="3"/>35.558665794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2:45:45.985682964</meta:creation-date>
    <dc:date>2016-03-07T23:11:10.091616246</dc:date>
    <meta:editing-duration>PT8M3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97" meta:word-count="302" meta:character-count="3460" meta:non-whitespace-character-count="2876"/>
  </office:meta>
</office:document-meta>
</file>